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6E0000128104388A64.svm"/>
  <manifest:file-entry manifest:media-type="" manifest:full-path="Pictures/2000000700002BB9000008CA4BD078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fo:font-size="9pt" fo:language="none" fo:country="none" style:font-size-asian="9pt" style:font-size-complex="9pt"/>
    </style:style>
    <style:style style:name="P3" style:family="paragraph" style:parent-style-name="Standard" style:list-style-name="">
      <style:paragraph-properties style:text-autospace="none"/>
      <style:text-properties style:language-asian="zh" style:country-asian="CN"/>
    </style:style>
    <style:style style:name="P4" style:family="paragraph" style:parent-style-name="Standard" style:list-style-name="">
      <style:paragraph-properties style:text-autospace="none"/>
      <style:text-properties fo:color="#010001" style:font-name="新宋体" fo:font-size="9pt" fo:language="none" fo:country="none" style:font-name-asian="新宋体" style:font-size-asian="9pt" style:font-size-complex="9pt"/>
    </style:style>
    <style:style style:name="P5" style:family="paragraph" style:parent-style-name="Standard">
      <style:text-properties style:font-name="新宋体" style:font-name-asian="新宋体"/>
    </style:style>
    <style:style style:name="P6" style:family="paragraph" style:parent-style-name="Standard" style:list-style-name="L1">
      <style:text-properties style:font-name="新宋体" style:font-name-asian="新宋体"/>
    </style:style>
    <style:style style:name="P7" style:family="paragraph" style:parent-style-name="Standard" style:list-style-name="">
      <style:paragraph-properties style:text-autospace="none"/>
      <style:text-properties style:font-name="新宋体" style:font-name-asian="新宋体"/>
    </style:style>
    <style:style style:name="P8" style:family="paragraph" style:parent-style-name="Standard">
      <style:text-properties style:font-name="新宋体" style:font-name-asian="新宋体" style:language-asian="zh" style:country-asian="CN"/>
    </style:style>
    <style:style style:name="P9" style:family="paragraph" style:parent-style-name="Standard" style:list-style-name="">
      <style:paragraph-properties style:text-autospace="none"/>
      <style:text-properties style:font-name="新宋体" style:font-name-asian="新宋体" style:language-asian="zh" style:country-asian="CN"/>
    </style:style>
    <style:style style:name="P10" style:family="paragraph" style:parent-style-name="Standard" style:list-style-name="">
      <style:paragraph-properties style:text-autospace="none"/>
      <style:text-properties fo:language="none" fo:country="none"/>
    </style:style>
    <style:style style:name="P11" style:family="paragraph" style:parent-style-name="Standard" style:list-style-name="">
      <style:paragraph-properties style:text-autospace="none"/>
      <style:text-properties fo:language="none" fo:country="none" style:language-asian="zh" style:country-asian="CN"/>
    </style:style>
    <style:style style:name="P12" style:family="paragraph" style:parent-style-name="Standard" style:list-style-name="">
      <style:paragraph-properties fo:margin-left="1.245cm" fo:margin-right="0cm" fo:text-indent="0cm" style:auto-text-indent="false" style:text-autospace="none"/>
      <style:text-properties style:use-window-font-color="true" style:font-name="新宋体" fo:font-size="9pt" fo:language="none" fo:country="none" style:font-name-asian="新宋体" style:font-size-asian="9pt" style:font-size-complex="9pt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新宋体" style:font-name-asian="新宋体"/>
    </style:style>
    <style:style style:name="P14" style:family="paragraph" style:parent-style-name="Standard" style:list-style-name="">
      <style:paragraph-properties fo:margin-left="1.245cm" fo:margin-right="0cm" fo:text-indent="0cm" style:auto-text-indent="false" style:text-autospace="none"/>
      <style:text-properties style:font-name="新宋体" style:font-name-asian="新宋体"/>
    </style:style>
    <style:style style:name="P15" style:family="paragraph" style:parent-style-name="Standard" style:list-style-name="">
      <style:paragraph-properties fo:margin-left="1.245cm" fo:margin-right="0cm" fo:text-indent="0cm" style:auto-text-indent="false" style:text-autospace="none"/>
      <style:text-properties style:font-name="新宋体" style:font-name-asian="新宋体" style:language-asian="zh" style:country-asian="CN"/>
    </style:style>
    <style:style style:name="P16" style:family="paragraph" style:parent-style-name="Standard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.085cm"/>
        </style:tab-stops>
      </style:paragraph-properties>
    </style:style>
    <style:style style:name="P17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1.085cm"/>
        </style:tab-stops>
      </style:paragraph-properties>
    </style:style>
    <style:style style:name="P18" style:family="paragraph" style:parent-style-name="Heading_20_3">
      <style:paragraph-properties fo:margin-left="1.323cm" fo:margin-right="0cm" fo:text-indent="-0.026cm" style:auto-text-indent="false">
        <style:tab-stops>
          <style:tab-stop style:position="1.588cm"/>
        </style:tab-stops>
      </style:paragraph-properties>
      <style:text-properties style:font-name="新宋体" style:font-name-asian="新宋体"/>
    </style:style>
    <style:style style:name="P19" style:family="paragraph" style:parent-style-name="Heading_20_3">
      <style:paragraph-properties fo:margin-left="1.323cm" fo:margin-right="0cm" fo:margin-top="0.423cm" fo:margin-bottom="0.212cm" fo:text-indent="-0.026cm" style:auto-text-indent="false" fo:keep-with-next="always">
        <style:tab-stops>
          <style:tab-stop style:position="1.588cm"/>
        </style:tab-stops>
      </style:paragraph-properties>
      <style:text-properties style:font-name="新宋体" style:font-name-asian="新宋体"/>
    </style:style>
    <style:style style:name="P20" style:family="paragraph" style:parent-style-name="Heading_20_2">
      <style:paragraph-properties fo:margin-left="0.503cm" fo:margin-right="0cm" fo:text-indent="0cm" style:auto-text-indent="false">
        <style:tab-stops>
          <style:tab-stop style:position="1.085cm"/>
        </style:tab-stops>
      </style:paragraph-properties>
      <style:text-properties style:font-name="新宋体" style:font-name-asian="新宋体"/>
    </style:style>
    <style:style style:name="P21" style:family="paragraph" style:parent-style-name="Heading_20_2">
      <style:paragraph-properties fo:margin-left="0.503cm" fo:margin-right="0cm" fo:margin-top="0.423cm" fo:margin-bottom="0.212cm" fo:text-indent="0cm" style:auto-text-indent="false" fo:keep-with-next="always">
        <style:tab-stops>
          <style:tab-stop style:position="1.085cm"/>
        </style:tab-stops>
      </style:paragraph-properties>
      <style:text-properties style:font-name="新宋体" fo:language="zxx" fo:country="none" style:font-name-asian="新宋体" style:language-asian="zxx" style:country-asian="none" style:font-name-complex="Tahoma" style:language-complex="zxx" style:country-complex="none"/>
    </style:style>
    <style:style style:name="P22" style:family="paragraph" style:parent-style-name="Heading_20_1">
      <style:text-properties style:font-name="新宋体" style:font-name-asian="新宋体"/>
    </style:style>
    <style:style style:name="T1" style:family="text">
      <style:text-properties style:language-asian="zh" style:country-asian="CN"/>
    </style:style>
    <style:style style:name="T2" style:family="text">
      <style:text-properties fo:font-size="9pt"/>
    </style:style>
    <style:style style:name="T3" style:family="text">
      <style:text-properties fo:color="#008000" fo:font-size="9pt" fo:language="none" fo:country="none" style:font-size-asian="9pt" style:font-size-complex="9pt"/>
    </style:style>
    <style:style style:name="T4" style:family="text">
      <style:text-properties fo:color="#008000" fo:font-size="9pt" fo:language="none" fo:country="none" style:font-size-asian="9pt" style:language-asian="zh" style:country-asian="CN" style:font-size-complex="9pt"/>
    </style:style>
    <style:style style:name="T5" style:family="text">
      <style:text-properties fo:color="#008000" style:font-name="新宋体" fo:font-size="9pt" fo:language="none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9pt" fo:language="none" fo:country="none" style:font-size-asian="9pt" style:font-size-complex="9pt"/>
    </style:style>
    <style:style style:name="T8" style:family="text">
      <style:text-properties style:use-window-font-color="true" fo:font-size="9pt" fo:language="none" fo:country="none" style:font-size-asian="9pt" style:language-asian="zh" style:country-asian="CN" style:font-size-complex="9pt"/>
    </style:style>
    <style:style style:name="T9" style:family="text">
      <style:text-properties style:use-window-font-color="true" fo:font-size="9pt" fo:language="none" fo:country="none" style:font-size-asian="9pt" style:language-asian="zh" style:country-asian="CN" style:font-name-complex="Tahoma" style:font-size-complex="9pt" style:language-complex="zxx" style:country-complex="none"/>
    </style:style>
    <style:style style:name="T10" style:family="text">
      <style:text-properties style:use-window-font-color="true" fo:font-size="9pt" style:font-size-asian="9pt" style:font-size-complex="9pt"/>
    </style:style>
    <style:style style:name="T11" style:family="text">
      <style:text-properties style:use-window-font-color="true" fo:font-size="9pt" fo:language="zxx" fo:country="none" style:font-size-asian="9pt" style:language-asian="zh" style:country-asian="CN" style:font-name-complex="Tahoma" style:font-size-complex="9pt" style:language-complex="zxx" style:country-complex="none"/>
    </style:style>
    <style:style style:name="T12" style:family="text">
      <style:text-properties style:use-window-font-color="true" style:language-asian="zh" style:country-asian="CN"/>
    </style:style>
    <style:style style:name="T13" style:family="text">
      <style:text-properties style:use-window-font-color="true" style:font-name="新宋体" fo:font-size="9pt" fo:language="zxx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14" style:family="text">
      <style:text-properties style:use-window-font-color="true" style:font-name="新宋体" fo:font-size="9pt" fo:language="zxx" fo:country="none" style:font-name-asian="新宋体" style:font-size-asian="9pt" style:font-name-complex="Tahoma" style:font-size-complex="9pt" style:language-complex="zxx" style:country-complex="none"/>
    </style:style>
    <style:style style:name="T15" style:family="text">
      <style:text-properties style:use-window-font-color="true" style:font-name="新宋体" fo:font-size="9pt" fo:language="zxx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16" style:family="text">
      <style:text-properties style:use-window-font-color="true" style:font-name="新宋体" fo:font-size="9pt" fo:language="none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17" style:family="text">
      <style:text-properties style:use-window-font-color="true" style:font-name="新宋体" fo:font-size="9pt" fo:language="none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18" style:family="text">
      <style:text-properties style:use-window-font-color="true" style:font-name="新宋体" fo:font-size="9pt" fo:language="none" fo:country="none" style:font-name-asian="新宋体" style:font-size-asian="9pt" style:font-size-complex="9pt"/>
    </style:style>
    <style:style style:name="T19" style:family="text">
      <style:text-properties fo:color="#010001" fo:font-size="9pt" fo:language="none" fo:country="none" style:font-size-asian="9pt" style:font-size-complex="9pt"/>
    </style:style>
    <style:style style:name="T20" style:family="text">
      <style:text-properties fo:color="#010001" fo:font-size="9pt" fo:language="none" fo:country="none" style:font-size-asian="9pt" style:language-asian="zh" style:country-asian="CN" style:font-size-complex="9pt"/>
    </style:style>
    <style:style style:name="T21" style:family="text">
      <style:text-properties fo:color="#010001" fo:font-size="9pt" fo:language="none" fo:country="none" style:font-size-asian="9pt" style:language-asian="zh" style:country-asian="CN" style:font-name-complex="Tahoma" style:font-size-complex="9pt" style:language-complex="zxx" style:country-complex="none"/>
    </style:style>
    <style:style style:name="T22" style:family="text">
      <style:text-properties fo:color="#010001" fo:font-size="9pt" fo:language="none" fo:country="none" style:font-size-asian="9pt" style:font-name-complex="Tahoma" style:font-size-complex="9pt" style:language-complex="zxx" style:country-complex="none"/>
    </style:style>
    <style:style style:name="T23" style:family="text">
      <style:text-properties fo:color="#010001" fo:font-size="9pt" style:font-size-asian="9pt" style:font-size-complex="9pt"/>
    </style:style>
    <style:style style:name="T24" style:family="text">
      <style:text-properties fo:color="#010001" style:font-name="新宋体" fo:font-size="9pt" fo:language="none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25" style:family="text">
      <style:text-properties fo:color="#010001" style:font-name="新宋体" fo:font-size="9pt" fo:language="none" fo:country="none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26" style:family="text">
      <style:text-properties fo:color="#010001" style:font-name="新宋体" fo:font-size="9pt" style:font-name-asian="新宋体" style:font-size-asian="9pt" style:font-name-complex="Tahoma" style:font-size-complex="9pt" style:language-complex="zxx" style:country-complex="none"/>
    </style:style>
    <style:style style:name="T27" style:family="text">
      <style:text-properties fo:color="#010001" style:font-name="新宋体" fo:font-size="9pt" style:font-name-asian="新宋体" style:font-size-asian="9pt" style:language-asian="zh" style:country-asian="CN" style:font-name-complex="Tahoma" style:font-size-complex="9pt" style:language-complex="zxx" style:country-complex="none"/>
    </style:style>
    <style:style style:name="T28" style:family="text">
      <style:text-properties fo:color="#0000ff" fo:font-size="9pt" fo:language="none" fo:country="none" style:font-size-asian="9pt" style:font-size-complex="9pt"/>
    </style:style>
    <style:style style:name="T29" style:family="text">
      <style:text-properties fo:color="#0000ff" fo:font-size="9pt" fo:language="none" fo:country="none" style:font-size-asian="9pt" style:language-asian="zh" style:country-asian="CN" style:font-size-complex="9pt"/>
    </style:style>
    <style:style style:name="T30" style:family="text">
      <style:text-properties fo:color="#0000ff" fo:font-size="9pt" fo:language="none" fo:country="none" fo:background-color="transparent" style:font-size-asian="9pt" style:font-size-complex="9pt"/>
    </style:style>
    <style:style style:name="T31" style:family="text">
      <style:text-properties fo:color="#0000ff" style:font-name="新宋体" fo:font-size="9pt" fo:language="none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32" style:family="text">
      <style:text-properties fo:color="#a31515" fo:font-size="9pt" fo:language="none" fo:country="none" style:font-size-asian="9pt" style:font-size-complex="9pt"/>
    </style:style>
    <style:style style:name="T33" style:family="text">
      <style:text-properties fo:color="#a31515" style:font-name="新宋体" fo:font-size="9pt" fo:language="none" fo:country="none" style:font-name-asian="新宋体" style:font-size-asian="9pt" style:language-asian="zxx" style:country-asian="none" style:font-name-complex="Tahoma" style:font-size-complex="9pt" style:language-complex="zxx" style:country-complex="none"/>
    </style:style>
    <style:style style:name="T34" style:family="text">
      <style:text-properties fo:language="none" fo:country="none"/>
    </style:style>
    <style:style style:name="T35" style:family="text">
      <style:text-properties style:font-size-asian="9pt"/>
    </style:style>
    <style:style style:name="T36" style:family="text">
      <style:text-properties style:font-size-complex="9pt"/>
    </style:style>
    <style:style style:name="T37" style:family="text">
      <style:text-properties style:font-name="新宋体"/>
    </style:style>
    <style:style style:name="T38" style:family="text">
      <style:text-properties style:font-name-asian="新宋体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MotionBlur</text:h>
      <text:h text:style-name="P20" text:outline-level="2">总体流程</text:h>
      <text:h text:style-name="P18" text:outline-level="3"><text:span text:style-name="T1">渲染前，保存当前帧的时间</text:span></text:h>
      <text:list xml:id="list42588123" text:style-name="L1">
        <text:list-item>
          <text:list>
            <text:list-header>
              <text:p text:style-name="P6"><text:span text:style-name="T4">// Remember the frame the scene was at so we can restore it later.</text:span></text:p>
              <text:p text:style-name="P6"><text:span text:style-name="T19">originalTime</text:span><text:span text:style-name="T7"> = </text:span><text:span text:style-name="T19">ManimControl</text:span><text:span text:style-name="T7">::</text:span><text:span text:style-name="T19">currentTime</text:span><text:span text:style-name="T7">();</text:span></text:p>
            </text:list-header>
          </text:list>
        </text:list-item>
      </text:list>
      <text:p text:style-name="P7"><text:span text:style-name="T8"/></text:p>
      <text:h text:style-name="P19" text:outline-level="3">渲染后，恢复最初的时间值</text:h>
      <text:p text:style-name="P7"><text:span text:style-name="T28"><text:tab/>void</text:span><text:span text:style-name="T7"> </text:span><text:span text:style-name="T19">liqRibTranslator</text:span><text:span text:style-name="T7">::</text:span><text:span text:style-name="T19">postActions</text:span><text:span text:style-name="T7">(</text:span><text:span text:style-name="T28">const</text:span><text:span text:style-name="T7"> </text:span><text:span text:style-name="T19">MString</text:span><text:span text:style-name="T7">&amp; </text:span><text:span text:style-name="T19">originalLayer__</text:span><text:span text:style-name="T7">)</text:span></text:p>
      <text:p text:style-name="P7"><text:span text:style-name="T7"><text:tab/>{</text:span></text:p>
      <text:p text:style-name="P7"><text:span text:style-name="T7"><text:tab/></text:span><text:span text:style-name="T3">// return to the frame we were at before we ran the animation</text:span></text:p>
      <text:p text:style-name="P7"><text:span text:style-name="T7"><text:tab/></text:span><text:span text:style-name="T19">MGlobal</text:span><text:span text:style-name="T7">::</text:span><text:span text:style-name="T19">viewFrame</text:span><text:span text:style-name="T7"> (</text:span><text:span text:style-name="T19">originalTime</text:span><text:span text:style-name="T7">);</text:span></text:p>
      <text:p text:style-name="P14"><text:span text:style-name="T7">...</text:span></text:p>
      <text:p text:style-name="P15"><text:span text:style-name="T7">}</text:span></text:p>
      <text:h text:style-name="P19" text:outline-level="3">每一帧</text:h>
      <text:p text:style-name="P8"><text:span text:style-name="T19">liqRibTranslator</text:span><text:span text:style-name="T7">::</text:span><text:span text:style-name="T19">processOneFrame</text:span><text:span text:style-name="T7">(...)</text:span></text:p>
      <text:p text:style-name="P8"><text:span text:style-name="T7">{</text:span></text:p>
      <text:p text:style-name="P13"><text:s/><text:span text:style-name="T3">/</text:span><text:span text:style-name="T4">/</text:span><text:span text:style-name="T3"> <text:s/>calculate sampling time</text:span></text:p>
      <text:p text:style-name="P13"><text:span text:style-name="T19">calaculateSamplingTime</text:span><text:span text:style-name="T7">(</text:span><text:span text:style-name="T19">scanTime</text:span><text:span text:style-name="T7">);</text:span><text:span text:style-name="T30">//计算采样的时间点</text:span></text:p>
      <text:p text:style-name="P14">...</text:p>
      <text:p text:style-name="P14"><text:span text:style-name="T28">if</text:span><text:span text:style-name="T7">( </text:span><text:span text:style-name="T19">liqglo</text:span><text:span text:style-name="T7">.</text:span><text:span text:style-name="T19">doCameraMotion</text:span><text:span text:style-name="T7"> || </text:span><text:span text:style-name="T19">liqglo__</text:span><text:span text:style-name="T7">.</text:span><text:span text:style-name="T19">liqglo_doMotion</text:span><text:span text:style-name="T7"> || </text:span><text:span text:style-name="T19">liqglo__</text:span><text:span text:style-name="T7">.</text:span><text:span text:style-name="T19">liqglo_doDef</text:span><text:span text:style-name="T7"> ) </text:span></text:p>
      <text:p text:style-name="P12">{</text:p>
      <text:p text:style-name="P14"><text:span text:style-name="T7"><text:tab/></text:span><text:span text:style-name="T28">for</text:span><text:span text:style-name="T7"> ( </text:span><text:span text:style-name="T28">int</text:span><text:span text:style-name="T7"> </text:span><text:span text:style-name="T19">msampleOn</text:span><text:span text:style-name="T7"> = 0; </text:span><text:span text:style-name="T19">msampleOn</text:span><text:span text:style-name="T7"> &lt; </text:span><text:span text:style-name="T19">liqglo__</text:span><text:span text:style-name="T7">.</text:span><text:span text:style-name="T19">liqglo_motionSamples</text:span><text:span text:style-name="T7">; </text:span><text:span text:style-name="T19">msampleOn</text:span><text:span text:style-name="T7">++ ) /*沿时间轴采样*/ </text:span></text:p>
      <text:p text:style-name="P14"><text:span text:style-name="T7"><text:tab/><text:tab/></text:span><text:span text:style-name="T19">scanScene__</text:span><text:span text:style-name="T7">( </text:span><text:span text:style-name="T19">liqglo__</text:span><text:span text:style-name="T7">.</text:span><text:span text:style-name="T19">liqglo_sampleTimes</text:span><text:span text:style-name="T7">[ </text:span><text:span text:style-name="T19">msampleOn</text:span><text:span text:style-name="T7"> ] , </text:span><text:span text:style-name="T19">msampleOn</text:span><text:span text:style-name="T7"> );</text:span></text:p>
      <text:p text:style-name="P14"><text:span text:style-name="T7"><text:tab/>} </text:span><text:span text:style-name="T28">else</text:span><text:span text:style-name="T7"> {</text:span></text:p>
      <text:p text:style-name="P14"><text:span text:style-name="T7"><text:tab/><text:tab/></text:span><text:span text:style-name="T19">liqglo__</text:span><text:span text:style-name="T7">.</text:span><text:span text:style-name="T19">liqglo_sampleTimes</text:span><text:span text:style-name="T7">[ 0 ] = </text:span><text:span text:style-name="T19">scanTime</text:span><text:span text:style-name="T7">;</text:span></text:p>
      <text:p text:style-name="P14"><text:span text:style-name="T7"><text:tab/><text:tab/></text:span><text:span text:style-name="T19">liqglo__</text:span><text:span text:style-name="T7">.</text:span><text:span text:style-name="T19">liqglo_sampleTimesOffsets</text:span><text:span text:style-name="T7">[ 0 ] = 0;</text:span></text:p>
      <text:p text:style-name="P14"><text:span text:style-name="T7"><text:tab/><text:tab/></text:span><text:span text:style-name="T19">scanScene__</text:span><text:span text:style-name="T7">( </text:span><text:span text:style-name="T19">scanTime</text:span><text:span text:style-name="T7">, 0 );</text:span></text:p>
      <text:p text:style-name="P14"><text:span text:style-name="T7"><text:tab/>}</text:span></text:p>
      <text:p text:style-name="P14"><text:span text:style-name="T7">....</text:span></text:p>
      <text:p text:style-name="P15"><text:span text:style-name="T7">}</text:span></text:p>
      <text:p text:style-name="P8"><text:span text:style-name="T7">}</text:span></text:p>
      <text:p text:style-name="P8"><text:span text:style-name="T7"/></text:p>
      <text:p text:style-name="P7"><text:span text:style-name="T7"/></text:p>
      <text:p text:style-name="P7"><text:span text:style-name="T19">MStatus</text:span><text:span text:style-name="T7"> </text:span><text:span text:style-name="T19">liqRibTranslator</text:span><text:span text:style-name="T7">::</text:span><text:span text:style-name="T19">scanScene__</text:span><text:span text:style-name="T7">(</text:span><text:span text:style-name="T28">float</text:span><text:span text:style-name="T7"> </text:span><text:span text:style-name="T19">lframe</text:span><text:span text:style-name="T7">, </text:span><text:span text:style-name="T28">int</text:span><text:span text:style-name="T7"> </text:span><text:span text:style-name="T19">sample</text:span><text:span text:style-name="T7"> )</text:span></text:p>
      <text:p text:style-name="P7"><text:span text:style-name="T7">{</text:span></text:p>
      <text:p text:style-name="P7"><text:span text:style-name="T7"><text:tab/></text:span><text:span text:style-name="T19">MTime</text:span><text:span text:style-name="T7"> </text:span><text:span text:style-name="T19">mt</text:span><text:span text:style-name="T7">( ( </text:span><text:span text:style-name="T28">double</text:span><text:span text:style-name="T7"> )</text:span><text:span text:style-name="T19">lframe</text:span><text:span text:style-name="T7">, </text:span><text:span text:style-name="T19">MTime</text:span><text:span text:style-name="T7">::</text:span><text:span text:style-name="T19">uiUnit</text:span><text:span text:style-name="T7">() );</text:span></text:p>
      <text:p text:style-name="P7"><text:span text:style-name="T7"><text:tab/></text:span><text:span text:style-name="T28">if</text:span><text:span text:style-name="T7">( </text:span><text:span text:style-name="T19">MGlobal</text:span><text:span text:style-name="T7">::</text:span><text:span text:style-name="T19">viewFrame</text:span><text:span text:style-name="T7">(</text:span><text:span text:style-name="T19">mt</text:span><text:span text:style-name="T7">) == </text:span><text:span text:style-name="T19">MS</text:span><text:span text:style-name="T7">::</text:span><text:span text:style-name="T19">kSuccess</text:span><text:span text:style-name="T7"> ) </text:span><text:span text:style-name="T30"><text:s/>//向前推进时间轴，以采样</text:span></text:p>
      <text:p text:style-name="P7"><text:span text:style-name="T7"><text:tab/>{...</text:span><text:span text:style-name="T8">}</text:span></text:p>
      <text:p text:style-name="P7"><text:span text:style-name="T8"><text:s text:c="14"/>...</text:span></text:p>
      <text:p text:style-name="P4"><text:span text:style-name="T12"><text:s text:c="13"/></text:span><text:span text:style-name="T1">scanSceneNodes</text:span><text:span text:style-name="T12">(...);// 调用htable-&gt;insert(...);</text:span></text:p>
      <text:p text:style-name="P9"><text:span text:style-name="T7">}</text:span></text:p>
      <text:p text:style-name="P5"><text:s/></text:p>
      <text:p text:style-name="P7"><text:span text:style-name="T19">liqRibTranslator</text:span><text:span text:style-name="T7">::</text:span><text:span text:style-name="T19">scanSceneNodes</text:span><text:span text:style-name="T7">(</text:span><text:span text:style-name="T8">)</text:span></text:p>
      <text:p text:style-name="P7"><text:span text:style-name="T8">{</text:span></text:p>
      <text:p text:style-name="P7"><text:span text:style-name="T8">...</text:span></text:p>
      <text:p text:style-name="P7"><text:span text:style-name="T8"><text:tab/></text:span><text:span text:style-name="T29">if</text:span><text:span text:style-name="T8">( <text:s/></text:span><text:span text:style-name="T20">currentNode</text:span><text:span text:style-name="T8">.</text:span><text:span text:style-name="T20">hasFn</text:span><text:span text:style-name="T8">( </text:span><text:span text:style-name="T20">MFn</text:span><text:span text:style-name="T8">::</text:span><text:span text:style-name="T20">kNurbsSurface</text:span><text:span text:style-name="T8"> )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Mesh</text:span><text:span text:style-name="T7"> )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Particle</text:span><text:span text:style-name="T7"> )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Locator</text:span><text:span text:style-name="T7"> )</text:span></text:p>
      <text:p text:style-name="P7"><text:soft-page-break/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Subdiv</text:span><text:span text:style-name="T7"> )</text:span></text:p>
      <text:p text:style-name="P7"><text:span text:style-name="T7"><text:tab/><text:tab/>|| (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PfxHair</text:span><text:span text:style-name="T7"> ) &amp;&amp; !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PfxGeometry</text:span><text:span text:style-name="T7"> )) </text:span><text:span text:style-name="T3"><text:s/>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PfxToon</text:span><text:span text:style-name="T7"> )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ImplicitSphere</text:span><text:span text:style-name="T7"> )</text:span></text:p>
      <text:p text:style-name="P7"><text:span text:style-name="T7"><text:tab/><text:tab/>|| </text:span><text:span text:style-name="T19">currentNode</text:span><text:span text:style-name="T7">.</text:span><text:span text:style-name="T19">hasFn</text:span><text:span text:style-name="T7">( </text:span><text:span text:style-name="T19">MFn</text:span><text:span text:style-name="T7">::</text:span><text:span text:style-name="T19">kPluginShape</text:span><text:span text:style-name="T7"> ) ) </text:span><text:span text:style-name="T3">// include plugin shapes as placeholders</text:span></text:p>
      <text:p text:style-name="P7"><text:span text:style-name="T7"><text:tab/>{</text:span><text:span text:style-name="T7"> </text:span></text:p>
      <text:p text:style-name="P7"><text:span text:style-name="T7"><text:tab/><text:tab/></text:span><text:span text:style-name="T28">if</text:span><text:span text:style-name="T7">( ( </text:span><text:span text:style-name="T19">sample</text:span><text:span text:style-name="T7"> &gt; 0 ) &amp;&amp; </text:span><text:span text:style-name="T19">isObjectMotionBlur</text:span><text:span text:style-name="T7">( </text:span><text:span text:style-name="T19">path</text:span><text:span text:style-name="T7"> ))</text:span></text:p>
      <text:p text:style-name="P7"><text:span text:style-name="T7"><text:tab/><text:tab/><text:tab/></text:span><text:span text:style-name="T19">htable</text:span><text:span text:style-name="T7">-&gt;</text:span><text:span text:style-name="T19">insert</text:span><text:span text:style-name="T7">( </text:span><text:span text:style-name="T19">path</text:span><text:span text:style-name="T7">, </text:span><text:span text:style-name="T19">lframe</text:span><text:span text:style-name="T7">, </text:span><text:span text:style-name="T19">sample</text:span><text:span text:style-name="T7">, </text:span><text:span text:style-name="T19">MRT_Unknown</text:span><text:span text:style-name="T7">, </text:span><text:span text:style-name="T19">count</text:span><text:span text:style-name="T7">++ );</text:span></text:p>
      <text:p text:style-name="P7"><text:span text:style-name="T7"><text:tab/><text:tab/></text:span><text:span text:style-name="T28">else</text:span></text:p>
      <text:p text:style-name="P7"><text:span text:style-name="T7"><text:tab/><text:tab/><text:tab/></text:span><text:span text:style-name="T19">htable</text:span><text:span text:style-name="T7">-&gt;</text:span><text:span text:style-name="T19">insert</text:span><text:span text:style-name="T7">( </text:span><text:span text:style-name="T19">path</text:span><text:span text:style-name="T7">, </text:span><text:span text:style-name="T19">lframe</text:span><text:span text:style-name="T7">, 0, </text:span><text:span text:style-name="T19">MRT_Unknown</text:span><text:span text:style-name="T7">, </text:span><text:span text:style-name="T19">count</text:span><text:span text:style-name="T7">++ ); </text:span></text:p>
      <text:p text:style-name="P7"><text:span text:style-name="T7"><text:tab/>}</text:span></text:p>
      <text:p text:style-name="P7"><text:span text:style-name="T8">...</text:span></text:p>
      <text:p text:style-name="P7"><text:span text:style-name="T8">}</text:span></text:p>
      <text:p text:style-name="P7"><text:span text:style-name="T8"/></text:p>
      <text:p text:style-name="P7"><text:span text:style-name="T29">int</text:span><text:span text:style-name="T8"> </text:span><text:span text:style-name="T20">liqRibHT</text:span><text:span text:style-name="T8">::</text:span><text:span text:style-name="T20">insert</text:span><text:span text:style-name="T8">( </text:span><text:span text:style-name="T20">MDagPath</text:span><text:span text:style-name="T8"> &amp;</text:span><text:span text:style-name="T20">path</text:span><text:span text:style-name="T8">, </text:span><text:span text:style-name="T29">double</text:span><text:span text:style-name="T8"> </text:span><text:span text:style-name="T4">/*lframe*/</text:span><text:span text:style-name="T8">, </text:span><text:span text:style-name="T29">int</text:span><text:span text:style-name="T8"> </text:span><text:span text:style-name="T20">sample</text:span><text:span text:style-name="T8">,</text:span></text:p>
      <text:p text:style-name="P7"><text:span text:style-name="T7"><text:s text:c="22"/></text:span><text:span text:style-name="T19">ObjectType</text:span><text:span text:style-name="T7"> </text:span><text:span text:style-name="T19">objType</text:span><text:span text:style-name="T7">,</text:span></text:p>
      <text:p text:style-name="P7"><text:span text:style-name="T7"><text:s text:c="22"/></text:span><text:span text:style-name="T28">int</text:span><text:span text:style-name="T7"> </text:span><text:span text:style-name="T19">CountID</text:span><text:span text:style-name="T7">,</text:span></text:p>
      <text:p text:style-name="P7"><text:span text:style-name="T7"><text:s text:c="22"/></text:span><text:span text:style-name="T19">MMatrix</text:span><text:span text:style-name="T7"> *</text:span><text:span text:style-name="T19">matrix</text:span><text:span text:style-name="T7">,</text:span></text:p>
      <text:p text:style-name="P7"><text:span text:style-name="T7"><text:s text:c="22"/></text:span><text:span text:style-name="T28">const</text:span><text:span text:style-name="T7"> </text:span><text:span text:style-name="T19">MString</text:span><text:span text:style-name="T7"> </text:span><text:span text:style-name="T19">instanceStr</text:span><text:span text:style-name="T7">,</text:span></text:p>
      <text:p text:style-name="P7"><text:span text:style-name="T7"><text:s text:c="22"/></text:span><text:span text:style-name="T28">int</text:span><text:span text:style-name="T7"> </text:span><text:span text:style-name="T19">particleId</text:span><text:span text:style-name="T7"> )</text:span></text:p>
      <text:p text:style-name="P7"><text:span text:style-name="T7">{</text:span></text:p>
      <text:p text:style-name="P7"><text:span text:style-name="T7"><text:s text:c="2"/></text:span><text:span text:style-name="T19">node</text:span><text:span text:style-name="T7">-&gt;</text:span><text:span text:style-name="T19">set</text:span><text:span text:style-name="T7">( </text:span><text:span text:style-name="T19">path</text:span><text:span text:style-name="T7">, </text:span><text:span text:style-name="T19">sample</text:span><text:span text:style-name="T7">, </text:span><text:span text:style-name="T19">objType</text:span><text:span text:style-name="T7">, </text:span><text:span text:style-name="T19">particleId</text:span><text:span text:style-name="T7"> );</text:span></text:p>
      <text:p text:style-name="P7"><text:span text:style-name="T7"/></text:p>
      <text:p text:style-name="P7"><text:span text:style-name="T8">}</text:span></text:p>
      <text:p text:style-name="P7"><text:span text:style-name="T8"/></text:p>
      <text:p text:style-name="P7"><text:span text:style-name="T8"/></text:p>
      <text:p text:style-name="P7"><text:span text:style-name="T29">void</text:span><text:span text:style-name="T8"> </text:span><text:span text:style-name="T20">liqRibNode</text:span><text:span text:style-name="T8">::</text:span><text:span text:style-name="T20">set</text:span><text:span text:style-name="T8">( </text:span><text:span text:style-name="T29">const</text:span><text:span text:style-name="T8"> </text:span><text:span text:style-name="T20">MDagPath</text:span><text:span text:style-name="T8"> &amp;</text:span><text:span text:style-name="T20">path</text:span><text:span text:style-name="T8">, </text:span><text:span text:style-name="T29">int</text:span><text:span text:style-name="T8"> </text:span><text:span text:style-name="T20">sample</text:span><text:span text:style-name="T8">, </text:span><text:span text:style-name="T20">ObjectType</text:span><text:span text:style-name="T8"> </text:span><text:span text:style-name="T20">objType</text:span><text:span text:style-name="T8">, </text:span><text:span text:style-name="T29">int</text:span><text:span text:style-name="T8"> </text:span><text:span text:style-name="T20">particleId</text:span><text:span text:style-name="T8"> )</text:span></text:p>
      <text:p text:style-name="P7"><text:span text:style-name="T7">{</text:span></text:p>
      <text:p text:style-name="P7"><text:span text:style-name="T7"><text:s text:c="2"/></text:span><text:span text:style-name="T3">// Create a new RIB object for the given path</text:span></text:p>
      <text:p text:style-name="P7"><text:span text:style-name="T7"><text:s text:c="2"/></text:span><text:span text:style-name="T19">MObject</text:span><text:span text:style-name="T7"> </text:span><text:span text:style-name="T19">obj</text:span><text:span text:style-name="T7">( </text:span><text:span text:style-name="T19">path</text:span><text:span text:style-name="T7">.</text:span><text:span text:style-name="T19">node</text:span><text:span text:style-name="T7">() );</text:span></text:p>
      <text:p text:style-name="P7"><text:span text:style-name="T7"><text:s text:c="2"/></text:span><text:span text:style-name="T19">liqRibObjPtr</text:span><text:span text:style-name="T7"> </text:span><text:span text:style-name="T19">no</text:span><text:span text:style-name="T7">( </text:span><text:span text:style-name="T28">new</text:span><text:span text:style-name="T7"> </text:span><text:span text:style-name="T19">liqRibObj</text:span><text:span text:style-name="T7">( </text:span><text:span text:style-name="T19">path</text:span><text:span text:style-name="T7">, </text:span><text:span text:style-name="T19">objType</text:span><text:span text:style-name="T7"> ) );</text:span></text:p>
      <text:p text:style-name="P7"><text:span text:style-name="T7"><text:s text:c="2"/></text:span><text:span text:style-name="T19">LIQDEBUGPRINTF</text:span><text:span text:style-name="T7">( </text:span><text:span text:style-name="T32">"-&gt; creating rib object for reference\n"</text:span><text:span text:style-name="T7">);</text:span></text:p>
      <text:p text:style-name="P7"><text:span text:style-name="T7"><text:s text:c="2"/></text:span><text:span text:style-name="T19">no</text:span><text:span text:style-name="T7">-&gt;</text:span><text:span text:style-name="T19">ref</text:span><text:span text:style-name="T7">();</text:span></text:p>
      <text:p text:style-name="P7"><text:span text:style-name="T7"/></text:p>
      <text:p text:style-name="P7"><text:span text:style-name="T7"><text:s text:c="2"/></text:span><text:span text:style-name="T28">if</text:span><text:span text:style-name="T7">( !</text:span><text:span text:style-name="T19">objects</text:span><text:span text:style-name="T7">[ </text:span><text:span text:style-name="T19">sample</text:span><text:span text:style-name="T7"> ] ) {</text:span></text:p>
      <text:p text:style-name="P7"><text:span text:style-name="T7"><text:s text:c="4"/></text:span><text:span text:style-name="T19">objects</text:span><text:span text:style-name="T7">[ </text:span><text:span text:style-name="T19">sample</text:span><text:span text:style-name="T7"> ] = </text:span><text:span text:style-name="T19">no</text:span><text:span text:style-name="T7">;</text:span><text:span text:style-name="T29">//建立</text:span><text:span text:style-name="T20">liqRibNode::</text:span><text:span text:style-name="T29">object[i],对path的第i次采样的数据,记录在object[i]里</text:span></text:p>
      <text:p text:style-name="P7"><text:span text:style-name="T7"><text:s text:c="2"/>} </text:span><text:span text:style-name="T28">else</text:span><text:span text:style-name="T7"> {</text:span></text:p>
      <text:p text:style-name="P7"><text:span text:style-name="T7"><text:s text:c="4"/></text:span><text:span text:style-name="T19">objects</text:span><text:span text:style-name="T7">[ </text:span><text:span text:style-name="T19">sample</text:span><text:span text:style-name="T7"> ]-&gt;</text:span><text:span text:style-name="T19">unref</text:span><text:span text:style-name="T7">();</text:span></text:p>
      <text:p text:style-name="P7"><text:span text:style-name="T7"><text:s text:c="4"/></text:span><text:span text:style-name="T19">objects</text:span><text:span text:style-name="T7">[ </text:span><text:span text:style-name="T19">sample</text:span><text:span text:style-name="T7"> ] = </text:span><text:span text:style-name="T19">no</text:span><text:span text:style-name="T7">;</text:span><text:span text:style-name="T29">//建立</text:span><text:span text:style-name="T20">liqRibNode::</text:span><text:span text:style-name="T29">object[i],对path的第i次采样的数据,记录在object[i]里</text:span></text:p>
      <text:p text:style-name="P7"><text:span text:style-name="T7"><text:s text:c="2"/>}</text:span></text:p>
      <text:p text:style-name="P7"><text:span text:style-name="T8">}</text:span></text:p>
      <text:h text:style-name="P21" text:outline-level="2"><text:s/>Transform Motion Blur </text:h>
      <text:p text:style-name="P16"><draw:frame draw:style-name="fr1" draw:name="图形1" text:anchor-type="paragraph" svg:width="11.194cm" svg:height="2.251cm" draw:z-index="0"><draw:image xlink:href="Pictures/2000000700002BB9000008CA4BD0781B.svm" xlink:type="simple" xlink:show="embed" xlink:actuate="onLoad"/></draw:frame><text:span text:style-name="T24"/></text:p>
      <text:p text:style-name="P17"><text:span text:style-name="T24">liqRibObj</text:span><text:span text:style-name="T16">::</text:span><text:span text:style-name="T24">liqRibObj</text:span><text:span text:style-name="T16">( </text:span><text:span text:style-name="T31">const</text:span><text:span text:style-name="T16"> </text:span><text:span text:style-name="T24">MDagPath</text:span><text:span text:style-name="T16"> &amp;</text:span><text:span text:style-name="T24">path</text:span><text:span text:style-name="T16">, </text:span><text:span text:style-name="T24">ObjectType</text:span><text:span text:style-name="T16"> </text:span><text:span text:style-name="T24">objType</text:span><text:span text:style-name="T16"> )</text:span><text:span text:style-name="T13"><text:line-break/></text:span><text:span text:style-name="T7">{</text:span></text:p>
      <text:p text:style-name="P10"><text:span text:style-name="T10"><text:s text:c="2"/></text:span><text:span text:style-name="T23">MFnDagNode</text:span><text:span text:style-name="T10"> </text:span><text:span text:style-name="T23">nodeFn</text:span><text:span text:style-name="T10">( </text:span><text:span text:style-name="T23">obj</text:span><text:span text:style-name="T10"> );</text:span></text:p>
      <text:p text:style-name="P2"/>
      <text:p text:style-name="P1"><text:span text:style-name="T7"><text:s text:c="2"/></text:span><text:span text:style-name="T3">// Store the matrices for all instances of this node at this time</text:span></text:p>
      <text:p text:style-name="P1"><text:span text:style-name="T7"><text:s text:c="2"/></text:span><text:span text:style-name="T3">// so that they can be used to determine if this node's transformation</text:span></text:p>
      <text:p text:style-name="P1"><text:span text:style-name="T7"><text:s text:c="2"/></text:span><text:span text:style-name="T3">// is animated. <text:s/>This information is used for doing motion blur.</text:span></text:p>
      <text:p text:style-name="P1"><text:span text:style-name="T7"><text:s text:c="2"/></text:span><text:span text:style-name="T19">MDagPathArray</text:span><text:span text:style-name="T7"> </text:span><text:span text:style-name="T19">instanceArray</text:span><text:span text:style-name="T7">;</text:span></text:p>
      <text:p text:style-name="P1"><text:span text:style-name="T7"><text:s text:c="2"/></text:span><text:span text:style-name="T19">nodeFn</text:span><text:span text:style-name="T7">.</text:span><text:span text:style-name="T19">getAllPaths</text:span><text:span text:style-name="T7">( </text:span><text:span text:style-name="T19">instanceArray</text:span><text:span text:style-name="T7"> );</text:span></text:p>
      <text:p text:style-name="P1"><text:span text:style-name="T7"><text:s text:c="2"/></text:span><text:span text:style-name="T28">unsigned</text:span><text:span text:style-name="T7"> </text:span><text:span text:style-name="T19">last</text:span><text:span text:style-name="T7">( </text:span><text:span text:style-name="T19">instanceArray</text:span><text:span text:style-name="T7">.</text:span><text:span text:style-name="T19">length</text:span><text:span text:style-name="T7">() );</text:span></text:p>
      <text:p text:style-name="P1"><text:soft-page-break/><text:span text:style-name="T7"><text:s text:c="2"/></text:span><text:span text:style-name="T19">instanceMatrices</text:span><text:span text:style-name="T7">.</text:span><text:span text:style-name="T19">resize</text:span><text:span text:style-name="T7">( </text:span><text:span text:style-name="T19">last</text:span><text:span text:style-name="T7"> );</text:span></text:p>
      <text:p text:style-name="P1"><text:span text:style-name="T7"><text:s text:c="2"/></text:span><text:span text:style-name="T28">for</text:span><text:span text:style-name="T7">( </text:span><text:span text:style-name="T28">unsigned</text:span><text:span text:style-name="T7"> </text:span><text:span text:style-name="T19">i</text:span><text:span text:style-name="T7">( 0 ); </text:span><text:span text:style-name="T19">i</text:span><text:span text:style-name="T7"> &lt; </text:span><text:span text:style-name="T19">last</text:span><text:span text:style-name="T7">; </text:span><text:span text:style-name="T19">i</text:span><text:span text:style-name="T7">++ ) </text:span></text:p>
      <text:p text:style-name="P1"><text:span text:style-name="T7"><text:s text:c="4"/></text:span><text:span text:style-name="T19">instanceMatrices</text:span><text:span text:style-name="T7">[ </text:span><text:span text:style-name="T19">i</text:span><text:span text:style-name="T7"> ] = </text:span><text:span text:style-name="T19">instanceArray</text:span><text:span text:style-name="T7">[ </text:span><text:span text:style-name="T19">i</text:span><text:span text:style-name="T7"> ].</text:span><text:span text:style-name="T19">inclusiveMatrix</text:span><text:span text:style-name="T7">();</text:span></text:p>
      <text:p text:style-name="P11"><text:span text:style-name="T14">}</text:span></text:p>
      <text:p text:style-name="P11"><text:span text:style-name="T14"/></text:p>
      <text:p text:style-name="P1"><text:span text:style-name="T15">如何取transform motion的数据,见elvishray::</text:span><text:span text:style-name="T25">Renderer</text:span><text:span text:style-name="T17">::</text:span>exportOneObject<text:span text:style-name="T25">()</text:span></text:p>
      <text:h text:style-name="P21" text:outline-level="2"><text:s/>Deform Motion Blur</text:h>
      <text:p text:style-name="P17"><draw:frame draw:style-name="fr1" draw:name="图形2" text:anchor-type="paragraph" svg:width="15.983cm" svg:height="4.738cm" draw:z-index="1"><draw:image xlink:href="Pictures/2000000700003E6E0000128104388A64.svm" xlink:type="simple" xlink:show="embed" xlink:actuate="onLoad"/></draw:frame><text:span text:style-name="T24"/></text:p>
      <text:p text:style-name="P17"><text:span text:style-name="T24">liqRibMeshData</text:span><text:span text:style-name="T16">::</text:span><text:span text:style-name="T24">liqRibMeshData</text:span><text:span text:style-name="T16">( </text:span><text:span text:style-name="T24">MObject</text:span><text:span text:style-name="T16"> </text:span><text:span text:style-name="T24">mesh</text:span><text:span text:style-name="T16"> )</text:span></text:p>
      <text:p text:style-name="P1"><text:span text:style-name="T7">{</text:span></text:p>
      <text:p text:style-name="P1"><text:span text:style-name="T24">pointsPointerPair</text:span><text:span text:style-name="T16">.</text:span><text:span text:style-name="T24">set</text:span><text:span text:style-name="T16">( </text:span><text:span text:style-name="T33">"P"</text:span><text:span text:style-name="T16">, </text:span><text:span text:style-name="T24">rPoint</text:span><text:span text:style-name="T16">, </text:span><text:span text:style-name="T24">numPoints</text:span><text:span text:style-name="T16"> );</text:span></text:p>
      <text:p text:style-name="P1"><text:span text:style-name="T24">normalsPointerPair</text:span><text:span text:style-name="T16">.</text:span><text:span text:style-name="T24">set</text:span><text:span text:style-name="T16">( </text:span><text:span text:style-name="T33">"N"</text:span><text:span text:style-name="T16">, </text:span><text:span text:style-name="T24">rNormal</text:span><text:span text:style-name="T16">,...</text:span><text:span text:style-name="T17">);</text:span></text:p>
      <text:p text:style-name="P1"><text:span text:style-name="T24">pFaceVertexPointerPair</text:span><text:span text:style-name="T16">.</text:span><text:span text:style-name="T24">set</text:span><text:span text:style-name="T16">( </text:span><text:span text:style-name="T33">"st"</text:span><text:span text:style-name="T16">, </text:span><text:span text:style-name="T24">rFloat</text:span><text:span text:style-name="T16">, </text:span><text:span text:style-name="T24">numFaceVertices</text:span><text:span text:style-name="T16">, 2 );</text:span></text:p>
      <text:p text:style-name="P1"><text:span text:style-name="T24">pFaceVertexSPointer</text:span><text:span text:style-name="T16">.</text:span><text:span text:style-name="T24">set</text:span><text:span text:style-name="T16">( </text:span><text:span text:style-name="T33">"u"</text:span><text:span text:style-name="T16">, </text:span><text:span text:style-name="T24">rFloat</text:span><text:span text:style-name="T16">, </text:span><text:span text:style-name="T24">numFaceVertices</text:span><text:span text:style-name="T16"> );</text:span></text:p>
      <text:p text:style-name="P1"><text:span text:style-name="T19">pFaceVertexTPointer</text:span><text:span text:style-name="T7">.</text:span><text:span text:style-name="T19">set</text:span><text:span text:style-name="T7">( </text:span><text:span text:style-name="T32">"v"</text:span><text:span text:style-name="T7">, </text:span><text:span text:style-name="T19">rFloat</text:span><text:span text:style-name="T7">, </text:span><text:span text:style-name="T19">numFaceVertices</text:span><text:span text:style-name="T7"> );</text:span></text:p>
      <text:p text:style-name="P1"><text:span text:style-name="T16"/></text:p>
      <text:p text:style-name="P1"><text:span text:style-name="T16"><text:s text:c="2"/></text:span><text:span text:style-name="T5">// Add tokens to array and clean up after</text:span></text:p>
      <text:p text:style-name="P1"><text:span text:style-name="T7"><text:s text:c="2"/></text:span><text:span text:style-name="T19">tokenPointerArray</text:span><text:span text:style-name="T7">.</text:span><text:span text:style-name="T19">push_back</text:span><text:span text:style-name="T7">( </text:span><text:span text:style-name="T19">pointsPointerPair</text:span><text:span text:style-name="T7"> );</text:span></text:p>
      <text:p text:style-name="P1"><text:span text:style-name="T7"><text:s text:c="2"/></text:span><text:span text:style-name="T19">tokenPointerArray</text:span><text:span text:style-name="T7">.</text:span><text:span text:style-name="T19">push_back</text:span><text:span text:style-name="T7">( </text:span><text:span text:style-name="T19">normalsPointerPair</text:span><text:span text:style-name="T7"> );</text:span></text:p>
      <text:p text:style-name="P1"><text:span text:style-name="T16"><text:s/></text:span><text:span text:style-name="T24">tokenPointerArray</text:span><text:span text:style-name="T16">.</text:span><text:span text:style-name="T24">insert</text:span><text:span text:style-name="T16">( </text:span><text:span text:style-name="T24">tokenPointerArray</text:span><text:span text:style-name="T16">.</text:span><text:span text:style-name="T24">end</text:span><text:span text:style-name="T16">(), </text:span><text:span text:style-name="T24">UVSetsArray</text:span><text:span text:style-name="T16">.</text:span><text:span text:style-name="T24">begin</text:span><text:span text:style-name="T16">(), </text:span><text:span text:style-name="T24">UVSetsArray</text:span><text:span text:style-name="T16">.</text:span><text:span text:style-name="T24">end</text:span><text:span text:style-name="T16">() );</text:span></text:p>
      <text:p text:style-name="P1"><text:span text:style-name="T16"><text:s/></text:span><text:span text:style-name="T24">tokenPointerArray</text:span><text:span text:style-name="T16">.</text:span><text:span text:style-name="T24">push_back</text:span><text:span text:style-name="T16">( </text:span><text:span text:style-name="T24">pFaceVertexSPointer</text:span><text:span text:style-name="T16"> );</text:span></text:p>
      <text:p text:style-name="P1"><text:span text:style-name="T7"><text:s text:c="2"/></text:span><text:span text:style-name="T19">tokenPointerArray</text:span><text:span text:style-name="T7">.</text:span><text:span text:style-name="T19">push_back</text:span><text:span text:style-name="T7">( </text:span><text:span text:style-name="T19">pFaceVertexTPointer</text:span><text:span text:style-name="T7"> );</text:span></text:p>
      <text:p text:style-name="P1"><text:span text:style-name="T16"/></text:p>
      <text:p text:style-name="P1"><text:span text:style-name="T16"/></text:p>
      <text:p text:style-name="P1"><text:span text:style-name="T16"><text:s text:c="2"/></text:span><text:span text:style-name="T24">addAdditionalSurfaceParameters</text:span><text:span text:style-name="T16">( </text:span><text:span text:style-name="T24">mesh</text:span><text:span text:style-name="T16"> );</text:span><text:span text:style-name="T13"><text:line-break/></text:span><text:span text:style-name="T15">}</text:span></text:p>
      <text:p text:style-name="P5"/>
      <text:p text:style-name="P5"><text:span text:style-name="T28">void</text:span><text:span text:style-name="T7"> </text:span><text:span text:style-name="T19">liqRibData</text:span><text:span text:style-name="T7">::</text:span><text:span text:style-name="T19">addAdditionalSurfaceParameters</text:span><text:span text:style-name="T7">( </text:span><text:span text:style-name="T19">MObject</text:span><text:span text:style-name="T7"> </text:span><text:span text:style-name="T19">node</text:span><text:span text:style-name="T7"> )</text:span></text:p>
      <text:p text:style-name="P1"><text:span text:style-name="T7">{</text:span></text:p>
      <text:p text:style-name="P1"><text:span text:style-name="T7"><text:s text:c="2"/></text:span><text:span text:style-name="T3">// find the attributes</text:span></text:p>
      <text:p text:style-name="P1"><text:span text:style-name="T7"><text:s text:c="2"/></text:span><text:span text:style-name="T19">MStringArray</text:span><text:span text:style-name="T7"> </text:span><text:span text:style-name="T19">floatAttributesFound</text:span><text:span text:style-name="T7"> <text:s/>= </text:span><text:span text:style-name="T19">findAttributesByPrefix</text:span><text:span text:style-name="T7">( </text:span><text:span text:style-name="T32">"rmanF"</text:span><text:span text:style-name="T7">, </text:span><text:span text:style-name="T19">nodeFn</text:span><text:span text:style-name="T7"> );</text:span></text:p>
      <text:p text:style-name="P1"><text:span text:style-name="T7"><text:s text:c="2"/></text:span><text:span text:style-name="T19">MStringArray</text:span><text:span text:style-name="T7"> </text:span><text:span text:style-name="T19">pointAttributesFound</text:span><text:span text:style-name="T7"> <text:s/>= </text:span><text:span text:style-name="T19">findAttributesByPrefix</text:span><text:span text:style-name="T7">( </text:span><text:span text:style-name="T32">"rmanP"</text:span><text:span text:style-name="T7">, </text:span><text:span text:style-name="T19">nodeFn</text:span><text:span text:style-name="T7"> );</text:span></text:p>
      <text:p text:style-name="P1"><text:span text:style-name="T7"><text:s text:c="2"/></text:span><text:span text:style-name="T19">MStringArray</text:span><text:span text:style-name="T7"> </text:span><text:span text:style-name="T19">vectorAttributesFound</text:span><text:span text:style-name="T7"> = </text:span><text:span text:style-name="T19">findAttributesByPrefix</text:span><text:span text:style-name="T7">( </text:span><text:span text:style-name="T32">"rmanV"</text:span><text:span text:style-name="T7">, </text:span><text:span text:style-name="T19">nodeFn</text:span><text:span text:style-name="T7"> );</text:span></text:p>
      <text:p text:style-name="P1"><text:span text:style-name="T7"><text:s text:c="2"/></text:span><text:span text:style-name="T19">MStringArray</text:span><text:span text:style-name="T7"> </text:span><text:span text:style-name="T19">normalAttributesFound</text:span><text:span text:style-name="T7"> = </text:span><text:span text:style-name="T19">findAttributesByPrefix</text:span><text:span text:style-name="T7">( </text:span><text:span text:style-name="T32">"rmanN"</text:span><text:span text:style-name="T7">, </text:span><text:span text:style-name="T19">nodeFn</text:span><text:span text:style-name="T7"> );</text:span></text:p>
      <text:p text:style-name="P1"><text:span text:style-name="T7"><text:s text:c="2"/></text:span><text:span text:style-name="T19">MStringArray</text:span><text:span text:style-name="T7"> </text:span><text:span text:style-name="T19">colorAttributesFound</text:span><text:span text:style-name="T7"> <text:s/>= </text:span><text:span text:style-name="T19">findAttributesByPrefix</text:span><text:span text:style-name="T7">( </text:span><text:span text:style-name="T32">"rmanC"</text:span><text:span text:style-name="T7">, </text:span><text:span text:style-name="T19">nodeFn</text:span><text:span text:style-name="T7"> );</text:span></text:p>
      <text:p text:style-name="P1"><text:span text:style-name="T7"><text:s text:c="2"/></text:span><text:span text:style-name="T19">MStringArray</text:span><text:span text:style-name="T7"> </text:span><text:span text:style-name="T19">stringAttributesFound</text:span><text:span text:style-name="T7"> = </text:span><text:span text:style-name="T19">findAttributesByPrefix</text:span><text:span text:style-name="T7">( </text:span><text:span text:style-name="T32">"rmanS"</text:span><text:span text:style-name="T7">, </text:span><text:span text:style-name="T19">nodeFn</text:span><text:span text:style-name="T7"> );</text:span></text:p>
      <text:p text:style-name="P1"><text:span text:style-name="T7"/></text:p>
      <text:p text:style-name="P1"><text:span text:style-name="T8">对于上面的每一个变量,先填入局部变量</text:span><text:span text:style-name="T20">liqTokenPointer</text:span><text:span text:style-name="T8"> </text:span><text:span text:style-name="T20">tokenPointerPair</text:span><text:span text:style-name="T8">;然后</text:span></text:p>
      <text:p text:style-name="P1"><text:span text:style-name="T20">tokenPointerArray</text:span><text:span text:style-name="T8">.</text:span><text:span text:style-name="T20">push_back</text:span><text:span text:style-name="T8">( </text:span><text:span text:style-name="T20">tokenPointerPair</text:span><text:span text:style-name="T8"> );</text:span></text:p>
      <text:p text:style-name="P1"><text:span text:style-name="T8"/></text:p>
      <text:p text:style-name="P3"><text:span text:style-name="T18">}</text:span></text:p>
      <text:p text:style-name="P5"/>
      <text:p text:style-name="P1"><text:span text:style-name="T15">如何取deform motion的数据,见elvishray::</text:span><text:span text:style-name="T25">Renderer</text:span><text:span text:style-name="T17">::</text:span><text:span text:style-name="T21">exportOneGeometry_Mesh</text:span><text:span text:style-name="T25">(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0M37S</meta:editing-duration>
    <meta:editing-cycles>19</meta:editing-cycles>
    <meta:generator>OpenOffice.org/3.2$Win32 OpenOffice.org_project/320m12$Build-9483</meta:generator>
    <dc:date>2012-02-07T23:33:16.10</dc:date>
    <dc:creator>yaoyansi </dc:creator>
    <meta:document-statistic meta:table-count="0" meta:image-count="2" meta:object-count="0" meta:page-count="3" meta:paragraph-count="124" meta:word-count="582" meta:character-count="4727"/>
    <meta:user-defined meta:name="Info 1"/>
    <meta:user-defined meta:name="Info 2"/>
    <meta:user-defined meta:name="Info 3"/>
    <meta:user-defined meta:name="Info 4"/>
  </office:meta>
</office:document-meta>
</file>